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2.8125in"/>
    </style:style>
    <style:style style:name="Table1.E" style:family="table-column">
      <style:table-column-properties style:column-width="1.4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Noto Sans" fo:font-size="11pt" officeooo:rsid="000e07af" officeooo:paragraph-rsid="000e07af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1af180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39138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4af940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0fcff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3252fa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4c8518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1pt" officeooo:rsid="001b5cf9" officeooo:paragraph-rsid="001b5cf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1cd0b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3debc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19ed5c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3f5133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1pt" officeooo:rsid="0037323b" officeooo:paragraph-rsid="0037323b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1pt" officeooo:rsid="003c5df8" officeooo:paragraph-rsid="003c5df8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4285bd" officeooo:paragraph-rsid="004285bd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44dc03" officeooo:paragraph-rsid="0044dc03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46d891" officeooo:paragraph-rsid="0046d891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3f5133" officeooo:paragraph-rsid="004c8518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officeooo:rsid="004929b3" officeooo:paragraph-rsid="004929b3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officeooo:rsid="004ae379" officeooo:paragraph-rsid="004ae379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officeooo:rsid="004af940" officeooo:paragraph-rsid="004af940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officeooo:rsid="004c8518" officeooo:paragraph-rsid="004c8518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252fa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12157f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f5133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debc6" officeooo:paragraph-rsid="003debc6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3bffa" officeooo:paragraph-rsid="0043bffa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09e22" officeooo:paragraph-rsid="00449114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929b3" officeooo:paragraph-rsid="004929b3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c8518" officeooo:paragraph-rsid="004c8518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4c8518" officeooo:paragraph-rsid="004c8518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1af180" officeooo:paragraph-rsid="004c8518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debc6" officeooo:paragraph-rsid="003debc6" style:font-size-asian="11pt" style:font-weight-asian="normal" style:font-size-complex="11pt" style:font-weight-complex="normal"/>
    </style:style>
    <style:style style:name="P35" style:family="paragraph" style:parent-style-name="Table_20_Heading">
      <style:text-properties style:font-name="Noto Sans" fo:font-size="11pt" officeooo:rsid="000e07af" officeooo:paragraph-rsid="000e07af" style:font-size-asian="11pt" style:font-size-complex="11pt"/>
    </style:style>
    <style:style style:name="P36" style:family="paragraph" style:parent-style-name="Table_20_Heading">
      <style:text-properties style:font-name="Noto Sans" fo:font-size="11pt" officeooo:rsid="0037323b" officeooo:paragraph-rsid="0037323b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Noto Sans" fo:font-size="11pt" fo:font-weight="bold" officeooo:rsid="000e07af" officeooo:paragraph-rsid="000e07a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Noto Sans" fo:font-size="13pt" fo:font-weight="bold" officeooo:rsid="000e07af" officeooo:paragraph-rsid="000e07af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Noto Sans" fo:font-size="2pt" fo:font-weight="bold" officeooo:rsid="000e07af" officeooo:paragraph-rsid="000e07af" style:font-size-asian="1.75pt" style:font-weight-asian="bold" style:font-size-complex="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oto Sans" fo:font-size="11pt" officeooo:rsid="004c8518" officeooo:paragraph-rsid="004d99d2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Noto Sans" fo:font-size="11pt" officeooo:rsid="003adcdc" officeooo:paragraph-rsid="004d99d2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4d99d2" style:font-size-asian="11pt" style:font-size-complex="11pt"/>
    </style:style>
    <style:style style:name="T1" style:family="text">
      <style:text-properties officeooo:rsid="0012157f"/>
    </style:style>
    <style:style style:name="T2" style:family="text">
      <style:text-properties fo:font-weight="normal" officeooo:rsid="0013f7e4" style:font-weight-asian="normal" style:font-weight-complex="normal"/>
    </style:style>
    <style:style style:name="T3" style:family="text">
      <style:text-properties officeooo:rsid="001475ea"/>
    </style:style>
    <style:style style:name="T4" style:family="text">
      <style:text-properties officeooo:rsid="001744f1"/>
    </style:style>
    <style:style style:name="T5" style:family="text">
      <style:text-properties officeooo:rsid="0017c16d"/>
    </style:style>
    <style:style style:name="T6" style:family="text">
      <style:text-properties officeooo:rsid="003252fa"/>
    </style:style>
    <style:style style:name="T7" style:family="text">
      <style:text-properties officeooo:rsid="0037323b"/>
    </style:style>
    <style:style style:name="T8" style:family="text">
      <style:text-properties officeooo:rsid="0039138d"/>
    </style:style>
    <style:style style:name="T9" style:family="text">
      <style:text-properties officeooo:rsid="003adcdc"/>
    </style:style>
    <style:style style:name="T10" style:family="text">
      <style:text-properties officeooo:rsid="003c5df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5133"/>
    </style:style>
    <style:style style:name="T13" style:family="text">
      <style:text-properties officeooo:rsid="003f97c1"/>
    </style:style>
    <style:style style:name="T14" style:family="text">
      <style:text-properties officeooo:rsid="0043bffa"/>
    </style:style>
    <style:style style:name="T15" style:family="text">
      <style:text-properties officeooo:rsid="0046d891"/>
    </style:style>
    <style:style style:name="T16" style:family="text">
      <style:text-properties officeooo:rsid="0047b371"/>
    </style:style>
    <style:style style:name="T17" style:family="text">
      <style:text-properties officeooo:rsid="004929b3"/>
    </style:style>
    <style:style style:name="T18" style:family="text">
      <style:text-properties officeooo:rsid="004ae379"/>
    </style:style>
    <style:style style:name="T19" style:family="text">
      <style:text-properties officeooo:rsid="004c8518"/>
    </style:style>
    <style:style style:name="T20" style:family="text">
      <style:text-properties officeooo:rsid="004d99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6">Summer</text:span> 201<text:span text:style-name="T17">9</text:span> – STAT 201-0<text:span text:style-name="T19">1</text:span> Schedule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5">Week</text:p>
            </table:table-cell>
            <table:table-cell table:style-name="Table1.A1" office:value-type="string">
              <text:p text:style-name="P35">Date</text:p>
            </table:table-cell>
            <table:table-cell table:style-name="Table1.A1" office:value-type="string">
              <text:p text:style-name="P36">Chapter</text:p>
            </table:table-cell>
            <table:table-cell table:style-name="Table1.A1" office:value-type="string">
              <text:p text:style-name="P35">Topics</text:p>
            </table:table-cell>
            <table:table-cell table:style-name="Table1.E1" office:value-type="string">
              <text:p text:style-name="P35">Due <text:span text:style-name="T1">before class</text:span>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7">5/1<text:span text:style-name="T17">3</text:span></text:p>
          </table:table-cell>
          <table:table-cell table:style-name="Table1.A2" office:value-type="string">
            <text:p text:style-name="P1"><text:span text:style-name="T3">Ch </text:span>1</text:p>
          </table:table-cell>
          <table:table-cell table:style-name="Table1.A2" office:value-type="string">
            <text:p text:style-name="P2">Statistical and Critical Thinking, Types of Data, Collecting Sample Data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17">5/2<text:span text:style-name="T17">0</text:span></text:p>
          </table:table-cell>
          <table:table-cell table:style-name="Table1.A2" office:value-type="string">
            <text:p text:style-name="P22">Ch 4 (4.1-4.3)</text:p>
          </table:table-cell>
          <table:table-cell table:style-name="Table1.A2" office:value-type="string">
            <text:p text:style-name="P4">Basic Concepts of Probability, Addition Rule <text:span text:style-name="T9">and</text:span> Multiplication Rule, Complements, Conditional Probability <text:span text:style-name="T9">and Bayes Theorem</text:span></text:p>
          </table:table-cell>
          <table:table-cell table:style-name="Table1.E2" office:value-type="string">
            <text:p text:style-name="P8">H<text:span text:style-name="T6">W</text:span> 1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0">5/27</text:p>
          </table:table-cell>
          <table:table-cell table:style-name="Table1.A2" office:value-type="string">
            <text:p text:style-name="P30">No class</text:p>
          </table:table-cell>
          <table:table-cell table:style-name="Table1.A2" office:value-type="string">
            <text:p text:style-name="P31">Memorial Day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0">6/3</text:p>
          </table:table-cell>
          <table:table-cell table:style-name="Table1.A2" office:value-type="string">
            <text:p text:style-name="P32">Ch 2</text:p>
          </table:table-cell>
          <table:table-cell table:style-name="Table1.A2" office:value-type="string">
            <text:p text:style-name="P33">Frequency Distributions, Histograms, Graph<text:span text:style-name="T8">s</text:span> <text:span text:style-name="T9">That Enlightened and Graphs That Deceive</text:span></text:p>
          </table:table-cell>
          <table:table-cell table:style-name="Table1.E2" office:value-type="string">
            <text:p text:style-name="P40">H<text:span text:style-name="T20">W 2 (Ch 4)</text:span> /</text:p>
            <text:p text:style-name="P40">Quiz 1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7">6/<text:span text:style-name="T17">10</text:span></text:p>
          </table:table-cell>
          <table:table-cell table:style-name="Table1.A2" office:value-type="string">
            <text:p text:style-name="P14">Ch 3</text:p>
          </table:table-cell>
          <table:table-cell table:style-name="Table1.A2" office:value-type="string">
            <text:p text:style-name="P3">Measures of Center, Variation and Relative Standing, Boxplots</text:p>
          </table:table-cell>
          <table:table-cell table:style-name="Table1.E2" office:value-type="string">
            <text:p text:style-name="P41">HW <text:span text:style-name="T20">3 (Ch 2)</text:span> / </text:p>
            <text:p text:style-name="P41">Quiz <text:span text:style-name="T20">2 (Ch 4)</text:span></text:p>
          </table:table-cell>
        </table:table-row>
        <table:table-row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6/17</text:p>
          </table:table-cell>
          <table:table-cell table:style-name="Table1.A2" office:value-type="string">
            <text:p text:style-name="P6"><text:span text:style-name="T9">Ch 5 (</text:span>5.<text:span text:style-name="T4">1–5.3)</text:span></text:p>
          </table:table-cell>
          <table:table-cell table:style-name="Table1.A2" office:value-type="string">
            <text:p text:style-name="P2">Probability Distributions, Binomial Distributions, <text:span text:style-name="T10">Poisson Distributions</text:span></text:p>
          </table:table-cell>
          <table:table-cell table:style-name="Table1.E2" office:value-type="string">
            <text:p text:style-name="P42">H<text:span text:style-name="T6">W</text:span> <text:span text:style-name="T20">4 (Ch 3) /</text:span></text:p>
            <text:p text:style-name="P42">Quiz <text:span text:style-name="T20">3 (Ch 2)</text:span>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6"><text:span text:style-name="T15">6</text:span>/<text:span text:style-name="T17">24</text:span></text:p>
          </table:table-cell>
          <table:table-cell table:style-name="Table1.A2" office:value-type="string">
            <text:p text:style-name="P6"><text:span text:style-name="T10">Ch 6 (</text:span>6.<text:span text:style-name="T5">1–6.4)</text:span></text:p>
          </table:table-cell>
          <table:table-cell table:style-name="Table1.A2" office:value-type="string">
            <text:p text:style-name="P9"><text:span text:style-name="T10">Standard </text:span>Normal Distributions, <text:span text:style-name="T10">Applications of Normal Distributions,</text:span> Sampling Distributions <text:span text:style-name="T10">and</text:span> Estimators, Central Limit Theorem</text:p>
          </table:table-cell>
          <table:table-cell table:style-name="Table1.E2" office:value-type="string">
            <text:p text:style-name="P42">H<text:span text:style-name="T6">W</text:span> <text:span text:style-name="T10">5 / </text:span></text:p>
            <text:p text:style-name="P42">Quiz <text:span text:style-name="T20">4 (Ch 3)</text:span>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20">7/1</text:p>
          </table:table-cell>
          <table:table-cell table:style-name="Table1.A2" office:value-type="string">
            <text:p text:style-name="P15">Ch 7 (7.1-7.2)</text:p>
          </table:table-cell>
          <table:table-cell table:style-name="Table1.A2" office:value-type="string">
            <text:p text:style-name="P10">Estimating Population Proportions, <text:span text:style-name="T10">Population</text:span> Means</text:p>
            <text:p text:style-name="P29">Midterm review</text:p>
          </table:table-cell>
          <table:table-cell table:style-name="Table1.E2" office:value-type="string">
            <text:p text:style-name="P24">H<text:span text:style-name="T6">W 6 / </text:span>Quiz <text:span text:style-name="T14">5</text:span>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8">7/<text:span text:style-name="T18">8</text:span></text:p>
          </table:table-cell>
          <table:table-cell table:style-name="Table1.A2" office:value-type="string">
            <text:p text:style-name="P27">No class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34">Quiz 6</text:p>
            <text:p text:style-name="P25"><text:span text:style-name="T11">Midterm </text:span><text:span text:style-name="T2">(Ch 1- 6)</text:span>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8">7/<text:span text:style-name="T18">15</text:span></text:p>
          </table:table-cell>
          <table:table-cell table:style-name="Table1.A2" office:value-type="string">
            <text:p text:style-name="P15">Ch 8 (8.1-8.3)</text:p>
          </table:table-cell>
          <table:table-cell table:style-name="Table1.A2" office:value-type="string">
            <text:p text:style-name="P10">Hypothesis Testing, <text:span text:style-name="T12">Testing a Claim About a Proportion, About a Mean</text:span></text:p>
          </table:table-cell>
          <table:table-cell table:style-name="Table1.E2" office:value-type="string">
            <text:p text:style-name="P24">H<text:span text:style-name="T6">W</text:span> 7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8">7/<text:span text:style-name="T18">22</text:span></text:p>
          </table:table-cell>
          <table:table-cell table:style-name="Table1.A2" office:value-type="string">
            <text:p text:style-name="P15">Ch 9 (9.1-9.3)</text:p>
          </table:table-cell>
          <table:table-cell table:style-name="Table1.A2" office:value-type="string">
            <text:p text:style-name="P11">Hypothesis Testing for Two Proportions, <text:span text:style-name="T12">for </text:span>Two <text:span text:style-name="T12">Independent</text:span> Means, <text:span text:style-name="T12">for</text:span> Paired Samples</text:p>
          </table:table-cell>
          <table:table-cell table:style-name="Table1.E2" office:value-type="string">
            <text:p text:style-name="P24">H<text:span text:style-name="T6">W</text:span> 8 / Quiz <text:span text:style-name="T12">7</text:span></text:p>
          </table:table-cell>
        </table:table-row>
        <table:table-row>
          <table:table-cell table:style-name="Table1.A2" office:value-type="string">
            <text:p text:style-name="P6">1<text:span text:style-name="T7">1</text:span></text:p>
          </table:table-cell>
          <table:table-cell table:style-name="Table1.A2" office:value-type="string">
            <text:p text:style-name="P18">7/2<text:span text:style-name="T18">9</text:span></text:p>
          </table:table-cell>
          <table:table-cell table:style-name="Table1.A2" office:value-type="string">
            <text:p text:style-name="P15">Ch 10 <text:span text:style-name="T12">(10.1-10.2)</text:span></text:p>
          </table:table-cell>
          <table:table-cell table:style-name="Table1.A2" office:value-type="string">
            <text:p text:style-name="P12">Correlation, Regression</text:p>
          </table:table-cell>
          <table:table-cell table:style-name="Table1.E2" office:value-type="string">
            <text:p text:style-name="P24">H<text:span text:style-name="T6">W</text:span> 9 / Quiz <text:span text:style-name="T12">8</text:span></text:p>
          </table:table-cell>
        </table:table-row>
        <table:table-row>
          <table:table-cell table:style-name="Table1.A2" office:value-type="string">
            <text:p text:style-name="P6">1<text:span text:style-name="T7">2</text:span></text:p>
          </table:table-cell>
          <table:table-cell table:style-name="Table1.A2" office:value-type="string">
            <text:p text:style-name="P21">8/5</text:p>
          </table:table-cell>
          <table:table-cell table:style-name="Table1.A2" office:value-type="string">
            <text:p text:style-name="P15">Ch 11</text:p>
          </table:table-cell>
          <table:table-cell table:style-name="Table1.A2" office:value-type="string">
            <text:p text:style-name="P13">Goodness-of-Fit, Contingency Tables</text:p>
            <text:p text:style-name="P31">Final Review</text:p>
          </table:table-cell>
          <table:table-cell table:style-name="Table1.E2" office:value-type="string">
            <text:p text:style-name="P24">H<text:span text:style-name="T6">W</text:span> 10 / Quiz <text:span text:style-name="T12">9</text:span></text:p>
          </table:table-cell>
        </table:table-row>
        <table:table-row>
          <table:table-cell table:style-name="Table1.A2" office:value-type="string">
            <text:p text:style-name="P6">1<text:span text:style-name="T7">3</text:span></text:p>
          </table:table-cell>
          <table:table-cell table:style-name="Table1.A2" office:value-type="string">
            <text:p text:style-name="P18">8/<text:span text:style-name="T18">12</text:span></text:p>
          </table:table-cell>
          <table:table-cell table:style-name="Table1.A2" office:value-type="string">
            <text:p text:style-name="P31">No Class</text:p>
          </table:table-cell>
          <table:table-cell table:style-name="Table1.A2" office:value-type="string">
            <text:p text:style-name="P28"/>
          </table:table-cell>
          <table:table-cell table:style-name="Table1.E2" office:value-type="string">
            <text:p text:style-name="P26">Quiz <text:span text:style-name="T12">10</text:span></text:p>
            <text:p text:style-name="P19"><text:span text:style-name="T11">Final </text:span>(Ch 1-11<text:span text:style-name="T13">)</text:span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yne</meta:initial-creator>
    <meta:creation-date>2017-04-12T17:15:25.881970950</meta:creation-date>
    <dc:date>2019-05-13T14:52:54.904983293</dc:date>
    <meta:editing-duration>P12DT1H1M54S</meta:editing-duration>
    <meta:editing-cycles>25</meta:editing-cycles>
    <meta:generator>LibreOffice/5.1.6.2$Linux_X86_64 LibreOffice_project/10m0$Build-2</meta:generator>
    <meta:document-statistic meta:table-count="1" meta:image-count="0" meta:object-count="0" meta:page-count="1" meta:paragraph-count="79" meta:word-count="245" meta:character-count="1322" meta:non-whitespace-character-count="1155"/>
  </office:meta>
</office:document-meta>
</file>